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ndard Symbols PS" svg:font-family="'Standard Symbols P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0pt" style:font-size-asian="10pt" style:font-size-complex="10pt"/>
    </style:style>
    <style:style style:name="P4" style:family="paragraph" style:parent-style-name="Preformatted_20_Text">
      <style:text-properties fo:font-size="10pt" officeooo:paragraph-rsid="0010b44a" style:font-size-asian="10pt" style:font-size-complex="10pt"/>
    </style:style>
    <style:style style:name="P5" style:family="paragraph" style:parent-style-name="Preformatted_20_Text">
      <style:text-properties officeooo:paragraph-rsid="000ec503"/>
    </style:style>
    <style:style style:name="P6" style:family="paragraph" style:parent-style-name="Preformatted_20_Text">
      <style:text-properties officeooo:paragraph-rsid="0010b44a"/>
    </style:style>
    <style:style style:name="P7" style:family="paragraph" style:parent-style-name="Preformatted_20_Text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ec503"/>
    </style:style>
    <style:style style:name="T3" style:family="text">
      <style:text-properties officeooo:rsid="0010b44a"/>
    </style:style>
    <style:style style:name="T4" style:family="text">
      <style:text-properties style:font-name="Liberation Mono" fo:font-size="10pt" officeooo:rsid="0010b44a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officeooo:rsid="0010b44a" style:font-name-asian="Noto Sans Mono CJK SC" style:font-name-complex="Liberation Mono"/>
    </style:style>
    <style:style style:name="T6" style:family="text">
      <style:text-properties style:font-name="Standard Symbols PS" officeooo:rsid="0010b44a" style:font-name-asian="Noto Sans Mono CJK SC" style:font-name-complex="Liberation Mono"/>
    </style:style>
    <style:style style:name="T7" style:family="text">
      <style:text-properties style:font-name="Standard Symbols PS" fo:font-size="10pt" officeooo:rsid="0010b44a" style:font-name-asian="Noto Sans Mono CJK SC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zkarte OMIKRON.Debugger</text:p>
      <text:p text:style-name="Preformatted_20_Text"/>
      <text:p text:style-name="P2">Die Tastaturbelegung des Debuggers</text:p>
      <text:p text:style-name="Preformatted_20_Text"/>
      <text:p text:style-name="P3">SHIFT <text:span text:style-name="T6">Ý</text:span> <text:s text:c="28"/>: Scrollt den Bildschirm (der Cursor bleibt stehen)</text:p>
      <text:p text:style-name="P3">SHIFT + CONTROL <text:span text:style-name="T6">Ý</text:span> <text:s text:c="18"/>: Scrollt den Bildschirm und bewegt den Cursor mit</text:p>
      <text:p text:style-name="P3">SHIFT <text:span text:style-name="T6">Ü <text:s/>Þ <text:s text:c="61"/></text:span>: Bewegt den Cursor an den linken/rechten Rand</text:p>
      <text:p text:style-name="P3">Backspace <text:s text:c="26"/>: Löscht das Zeichen vor dem Cursor</text:p>
      <text:p text:style-name="P3">TAB <text:s text:c="32"/>: Der Cursor springt zur nächsten 8er Position</text:p>
      <text:p text:style-name="P3">CONTROL RETURN <text:s text:c="21"/>: Setzt den Cursor in die linke untere Ecke</text:p>
      <text:p text:style-name="P3">SHIFT RETURN <text:s text:c="23"/>: Schreibt CR</text:p>
      <text:p text:style-name="P3">Clr/Home <text:s text:c="27"/>: Setzt den Cursor in die obere linke Ecke</text:p>
      <text:p text:style-name="P3">SHIFT Clr/Home <text:s text:c="21"/>: Löscht den Bildschirm, .setzt.den Cursor nach oben links</text:p>
      <text:p text:style-name="P3">ESC <text:s text:c="32"/>: Löscht den Bildschirm ab der Cursorposition</text:p>
      <text:p text:style-name="P3">Delete <text:s text:c="29"/>: Löscht das Zeichen unterm Cursor, Rest rückt auf</text:p>
      <text:p text:style-name="P3">SHIFT Delete <text:s text:c="23"/>: Löscht die Zeile, in der der Cursor steht, Rest rückt auf</text:p>
      <text:p text:style-name="P3">CONTROL Delete <text:s text:c="21"/>: Löscht die Zelle ab der Cursorposition</text:p>
      <text:p text:style-name="P3">Insert <text:s text:c="29"/>: Fügt ein Space an der Cursorposition ein</text:p>
      <text:p text:style-name="P3">SHIFT Insert <text:s text:c="23"/>: Fügt eine Zeile ab der Cursorposition ein</text:p>
      <text:p text:style-name="P3">CONTROL Insert <text:s text:c="21"/>: Schaltet den Insert-Modus an (Autoinsert)</text:p>
      <text:p text:style-name="P3">ALTERNATE Insert <text:s text:c="19"/>: Schaltet den Insert-Modus aus <text:s text:c="3"/></text:p>
      <text:p text:style-name="P3">Undo <text:s text:c="31"/>: Restauriert die Zeile (bis zum letzten RETURN)</text:p>
      <text:p text:style-name="P3">Help <text:s text:c="31"/>: Schreibt eine Zelle zurück, die. mit</text:p>
      <text:p text:style-name="P3">SHIFT Help <text:s text:c="25"/>: gespeichert wurde</text:p>
      <text:p text:style-name="P3">CONTROL 1-9 <text:s text:c="24"/>: Speichert den Bildschirminhalt in einen von zehn Buffer ab.</text:p>
      <text:p text:style-name="P3"><text:s text:c="38"/>Mit:1- 9 sind die Tasten über der Alpha- Tastatur gemeint.</text:p>
      <text:p text:style-name="P3"><text:s text:c="38"/>Es wird nur der Teil unter der Registeranzeige gespeichert!</text:p>
      <text:p text:style-name="P3">ALTERNATE 1 - 9 <text:s text:c="20"/>: Holt. den Bildschirminhalt aus einem Buffer zurück</text:p>
      <text:p text:style-name="P3">ALTERNATE Zahl <text:s text:c="21"/>: Wenn Sie eine Zahl über den Zehnerblock eingeben, wird das</text:p>
      <text:p text:style-name="P3"><text:s text:c="38"/>entsprechende ASCII-Zeichen ausgegeben. Drücken Sie z. B.</text:p>
      <text:p text:style-name="P3"><text:s text:c="38"/>ALTERNATE 138 (dann ALTERNATE loslassen), wird e</text:p>
      <text:p text:style-name="P3"><text:s text:c="38"/>ausgegeben.</text:p>
      <text:p text:style-name="P4">CONTROL <text:span text:style-name="T6">Ü <text:s/>Þ</text:span> <text:s text:c="23"/>: Damit können Sie durch den Cache blättern (entspricht den</text:p>
      <text:p text:style-name="P3"><text:s text:c="38"/>Pfeilen links neben der Registeranzeige) (siehe UNTRACE)</text:p>
      <text:p text:style-name="P3">CONTROL Clr/Home <text:s text:c="19"/>: Zeigt die aktuellen Register an (entspricht dem “Fuller” links</text:p>
      <text:p text:style-name="P3"><text:s text:c="38"/>von der Registeranzeige)</text:p>
      <text:p text:style-name="P3">Funktionstaste <text:s text:c="21"/>: Wählt eine der oben angezeigten Befehle an (siehe 5.2.)</text:p>
      <text:p text:style-name="P3">CTRL + ALT + Delete <text:s text:c="16"/>: Warmstart des Debuggers</text:p>
      <text:p text:style-name="P3">CTRL + ALT + Rechtes SFT + Del <text:s text:c="5"/>: Kaltstart das Debuggers</text:p>
      <text:p text:style-name="P3"><text:s text:c="38"/>(ist das gleiche wie der RESET-Taster. Mit zwei Resets</text:p>
      <text:p text:style-name="P3"><text:s text:c="38"/>schnell hintereinander wird der Debugger verlassen.)</text:p>
      <text:p text:style-name="P3">CONTROL + P <text:s text:c="24"/>: Setzt den PC an die aktuelle Adresse</text:p>
      <text:p text:style-name="P3">CONTROL + B + 0-9|A-F <text:s text:c="14"/>: Setzt einen. Breakpoint an die aktuelle Adresse</text:p>
      <text:p text:style-name="P3">CONTROL + G <text:s text:c="24"/>: Startet das Programm ab der aktuellen Adresse</text:p>
      <text:p text:style-name="P3"><text:s text:c="38"/>(die aktuelle Adresse steht am Zeilenanfang)</text:p>
      <text:p text:style-name="P3">SHIFT-SHIFT (beide) <text:s text:c="16"/>: das laufende Programm wird unterbrochen und es</text:p>
      <text:p text:style-name="P3"><text:s text:c="38"/>wird in den Debugger zurückgekehrt.</text:p>
      <text:p text:style-name="P3">CONTROL + Help <text:s text:c="21"/>: Der Debugger wird beendet und springt in den</text:p>
      <text:p text:style-name="P3"><text:s text:c="38"/>Assembler zurück. Das ist nur möglich, wenn der</text:p>
      <text:p text:style-name="P3"><text:s text:c="38"/>Debugger vom Assembler gestartet wurde.</text:p>
      <text:p text:style-name="P3">CONTROL + SHIFT + Help <text:s text:c="13"/>: Der Bildschirminhalt wird im DEGAS-Format</text:p>
      <text:p text:style-name="P3"><text:s text:c="38"/>abgespeichert.</text:p>
      <text:p text:style-name="P3">Caps Lock <text:s text:c="26"/>: Umschaltung Zehnerblock</text:p>
      <text:p text:style-name="P3"/>
      <text:p text:style-name="P3"/>
      <text:p text:style-name="P3"><text:s text:c="8"/>normal und mit SHIFT <text:s text:c="7"/>Mit Caps Lock ohne SHIFT</text:p>
      <text:p text:style-name="P3"><text:s text:c="8"/>( <text:s text:c="2"/>) <text:s text:c="2"/>/ <text:s text:c="2"/>* <text:s text:c="14"/>A <text:s text:c="2"/>B <text:s text:c="2"/>C <text:s text:c="2"/>D</text:p>
      <text:p text:style-name="P3"><text:s text:c="8"/>7 <text:s text:c="2"/>8 <text:s text:c="2"/>9 <text:s text:c="2"/>- <text:s text:c="14"/>7 <text:s text:c="2"/>8 <text:s text:c="2"/>9 <text:s text:c="2"/>E</text:p>
      <text:p text:style-name="P3"><text:s text:c="8"/>4 <text:s text:c="2"/>5 <text:s text:c="2"/>6 <text:s text:c="2"/>+ <text:s text:c="14"/>4 <text:s text:c="2"/>5 <text:s text:c="2"/>6 <text:s text:c="2"/>F</text:p>
      <text:p text:style-name="P3"><text:s text:c="8"/>1 <text:s text:c="2"/>2 <text:s text:c="2"/>3 <text:s text:c="2"/>En- <text:s text:c="12"/>1 <text:s text:c="2"/>2 <text:s text:c="2"/>3 <text:s text:c="2"/>En-</text:p>
      <text:p text:style-name="P3"><text:s text:c="8"/>0 <text:s text:c="6"/>, <text:s text:c="2"/>ter <text:s text:c="12"/>0 <text:s text:c="6"/>‚ <text:s text:c="2"/>t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T1">Referenzkarte OMIKRON.Assembler</text:span></text:p>
      <text:p text:style-name="Preformatted_20_Text"/>
      <text:p text:style-name="P2">Die Tastaturbelegung des Assemblers</text:p>
      <text:p text:style-name="Preformatted_20_Text"/>
      <text:p text:style-name="Preformatted_20_Text">Backspace <text:s text:c="26"/>: löscht das Zeichen links vom Cursor</text:p>
      <text:p text:style-name="Preformatted_20_Text">Delete <text:s text:c="29"/>: löscht das Zeichen unter dem Cursor</text:p>
      <text:p text:style-name="Preformatted_20_Text">Insert <text:s text:c="29"/>: fügt ein Leerzeichen an der Cursorposition ein</text:p>
      <text:p text:style-name="Preformatted_20_Text">SHIFT Insert <text:s text:c="23"/>: fügt, eine Leerzeile ein</text:p>
      <text:p text:style-name="Preformatted_20_Text">CONTROL Delete <text:s text:c="21"/>: löscht die aktuelle‘ Zeile</text:p>
      <text:p text:style-name="Preformatted_20_Text">CONTROL Y <text:s text:c="26"/>: löscht die aktuelle Zeile</text:p>
      <text:p text:style-name="Preformatted_20_Text">CONTROL Insert <text:s text:c="21"/>: schaltet die Editiermodi um (Überschr./Autoinsert I/II)</text:p>
      <text:p text:style-name="Preformatted_20_Text">CLR/Home <text:s text:c="27"/>: zum Anfang der Seite</text:p>
      <text:p text:style-name="Preformatted_20_Text">SHIFT CLR/Home <text:s text:c="21"/>: zum Ende der Seite</text:p>
      <text:p text:style-name="Preformatted_20_Text">Tab <text:s text:c="32"/>: zur nächsten Tabulatorposition</text:p>
      <text:p text:style-name="Preformatted_20_Text">SHIFT Tab <text:s text:c="26"/>: zur nächsten Tabulatorposition ohne einzurücken.</text:p>
      <text:p text:style-name="Preformatted_20_Text">SHIFT Return <text:s text:c="23"/>: zur nächsten Zeile und fügt eine Leerzeile ein,</text:p>
      <text:p text:style-name="Preformatted_20_Text">CONTROL Þ <text:s text:c="26"/>: zum Ende der Zeile</text:p>
      <text:p text:style-name="Preformatted_20_Text">CONTROL Ü <text:s text:c="26"/>: zum Anfang der Zeile</text:p>
      <text:p text:style-name="Preformatted_20_Text">CONTROL Pfeil hoch <text:s text:c="17"/>: blättert eine Seite nach oben</text:p>
      <text:p text:style-name="Preformatted_20_Text">CONTROL Pfeil runter <text:s text:c="15"/>: blättert eine Seite nach unten</text:p>
      <text:p text:style-name="Preformatted_20_Text">CONTROL CLR/Home <text:s text:c="19"/>: zum Anfang des Sourcetexts</text:p>
      <text:p text:style-name="Preformatted_20_Text">CONTROL Z <text:s text:c="26"/>: zur Position der letzten Änderung</text:p>
      <text:p text:style-name="Preformatted_20_Text">CONTROL J <text:s text:c="26"/>: zum nächsten Fehler</text:p>
      <text:p text:style-name="Preformatted_20_Text">CONTROL S <text:s text:c="26"/>: zur nächten ";x"-Marke</text:p>
      <text:p text:style-name="Preformatted_20_Text">CONTROL SHIFT S <text:s text:c="20"/>: zur vorhergehenden ";x”-Marke</text:p>
      <text:p text:style-name="Preformatted_20_Text">ALTERNATE E <text:s text:c="24"/>: zum Ende des Sourcetexts</text:p>
      <text:p text:style-name="Preformatted_20_Text">ALTERNATE B <text:s text:c="24"/>: zum Blockanfang</text:p>
      <text:p text:style-name="Preformatted_20_Text">ALTERNATE K <text:s text:c="24"/>: zum Blockende</text:p>
      <text:p text:style-name="Preformatted_20_Text">ALTERNATE Z <text:s text:c="24"/>: zur Zelle (akt. Z.wird für CTRL Z gemerkt</text:p>
      <text:p text:style-name="Preformatted_20_Text">ALTERNATE SHIFT Z <text:s text:c="18"/>: zur Zeile o. erneute Abfrage des Label-namens</text:p>
      <text:p text:style-name="Preformatted_20_Text">ALTERNATE S <text:s text:c="24"/>: zur nächsten nicht-tokenisierbaren Z.(A-<text:span text:style-name="T4">Load</text:span>)</text:p>
      <text:p text:style-name="Preformatted_20_Text">ALTERNATE SHIFT S <text:s text:c="18"/>: zur letzten nicht-tokenisierbaren Zeile</text:p>
      <text:p text:style-name="Preformatted_20_Text">ALTERNATE J <text:s text:c="24"/>: zum nächsten Fehler</text:p>
      <text:p text:style-name="Preformatted_20_Text">ALTERNATE SHIFT J <text:s text:c="18"/>: zum vorherigen Fehler</text:p>
      <text:p text:style-name="Preformatted_20_Text">ALTERNATE 1-0 <text:s text:c="22"/>: Zu einer Positionsmarkierung</text:p>
      <text:p text:style-name="Preformatted_20_Text">ALTERNATE 8 <text:s text:c="24"/>: zum Anfang des TEXT-Segments</text:p>
      <text:p text:style-name="Preformatted_20_Text">ALTERNATE * <text:s text:c="24"/>: zum Anfang des DATA-Segments</text:p>
      <text:p text:style-name="Preformatted_20_Text">ALTERNATE = <text:s text:c="24"/>: zum Anfang des Block-Storage-Segments (BSS)</text:p>
      <text:p text:style-name="Preformatted_20_Text">CONTROL 1-0 <text:s text:c="24"/>: setzt eine Positionsmarkierung</text:p>
      <text:p text:style-name="Preformatted_20_Text">CONTROL SHIFT 1-0 <text:s text:c="18"/>: löscht eine Positionsmarkierung</text:p>
      <text:p text:style-name="Preformatted_20_Text">ALTERNATE 1- 0 <text:s text:c="21"/>: zu einer Positionsmarkierung</text:p>
      <text:p text:style-name="Preformatted_20_Text">CONTROL 8 <text:s text:c="26"/>: markiert den Blockanfang (auch mit der Maus)</text:p>
      <text:p text:style-name="Preformatted_20_Text">CONTROL K <text:s text:c="26"/>: markiert das Blockende (auch mit der Maus)</text:p>
      <text:p text:style-name="Preformatted_20_Text">ALTERNATE B <text:s text:c="24"/>: zum Blockanfang</text:p>
      <text:p text:style-name="Preformatted_20_Text">ALTERNATE K <text:s text:c="24"/>: zum Blockende</text:p>
      <text:p text:style-name="Preformatted_20_Text">CONTROL H <text:s text:c="26"/>: löscht die Blockmarkierungen (Hide Block)</text:p>
      <text:p text:style-name="Preformatted_20_Text">ALTERNATE Y <text:s text:c="24"/>: löscht den Block</text:p>
      <text:p text:style-name="Preformatted_20_Text">CONTROL D <text:s text:c="26"/>: dupliziert die Zeile, in der der Cursor steht.</text:p>
      <text:p text:style-name="Preformatted_20_Text">CONTROL F <text:s text:c="26"/>: sucht ein Symbol (nur zu Symbolaufrufen)</text:p>
      <text:p text:style-name="Preformatted_20_Text">CONTROL L <text:s text:c="26"/>: sucht einen ASCII-Text</text:p>
      <text:p text:style-name="Preformatted_20_Text">CONTROL E <text:s text:c="26"/>: sucht und ersetzt einen ASCII-Text</text:p>
      <text:p text:style-name="Preformatted_20_Text">ALTERNATE F <text:s text:c="24"/>; setzt die Symbolsuche fort</text:p>
      <text:p text:style-name="Preformatted_20_Text">ALTERNATE L <text:s text:c="24"/>: setzt die ASCII-Suche fort</text:p>
      <text:p text:style-name="Preformatted_20_Text">CONTROL W <text:s text:c="26"/>: Zahlenbasis wandeln (Dez/Hex/Bin/“ASC“/‘ASC‘)</text:p>
      <text:p text:style-name="Preformatted_20_Text">CONTROL + <text:s text:c="26"/>: Zeichensatz ausgeben (Auswahl mit Maus)</text:p>
      <text:p text:style-name="Preformatted_20_Text">ALTERNATE SHIFT Help <text:s text:c="15"/>: Speichert den Bildschirminhalt im DEGAS-Format</text:p>
      <text:p text:style-name="Preformatted_20_Text"/>
      <text:p text:style-name="Preformatted_20_Text"/>
      <text:p text:style-name="Preformatted_20_Text"/>
      <text:p text:style-name="Preformatted_20_Text"/>
      <text:p text:style-name="P7">Reference Card OMIKRON.Debugger</text:p>
      <text:p text:style-name="Preformatted_20_Text"/>
      <text:p text:style-name="P2">The Keyboard Layout of the Debugger</text:p>
      <text:p text:style-name="Preformatted_20_Text"/>
      <text:p text:style-name="P6">SHIFT <text:span text:style-name="T7">Ý</text:span> <text:s text:c="28"/>: Scrolls the screen (the cursor stops)</text:p>
      <text:p text:style-name="P6">SHIFT + CONTROL <text:span text:style-name="T7">Ý</text:span> <text:s text:c="18"/>: Scroll the screen and moves the cursor with</text:p>
      <text:p text:style-name="P6">SHIFT <text:span text:style-name="T7">Ü <text:s/>Þ</text:span> <text:s text:c="25"/>: Moves the cursor on the left / right edge</text:p>
      <text:p text:style-name="Preformatted_20_Text">Backspace <text:s text:c="26"/>: Deletes the sign in front of the cursor</text:p>
      <text:p text:style-name="Preformatted_20_Text">TAB <text:s text:c="32"/>: The cursor jumps to the next 8-time position</text:p>
      <text:p text:style-name="Preformatted_20_Text">CONTROL RETURN <text:s text:c="21"/>: Sets the cursor in the lower-left corner</text:p>
      <text:p text:style-name="Preformatted_20_Text">SHIFT RETURN <text:s text:c="23"/>: Writes CR</text:p>
      <text:p text:style-name="Preformatted_20_Text">Clr/Home <text:s text:c="27"/>: Sets the cursor into the upper-left corner</text:p>
      <text:p text:style-name="Preformatted_20_Text">SHIFT Clr/Home <text:s text:c="21"/>: Deletes the screen, set the cursor to the upper-left</text:p>
      <text:p text:style-name="Preformatted_20_Text">ESC <text:s text:c="32"/>: Deletes the screen from the cursor position</text:p>
      <text:p text:style-name="Preformatted_20_Text">Delete <text:s text:c="29"/>: Deletes the sign under the cursor, remainder moves on</text:p>
      <text:p text:style-name="Preformatted_20_Text">SHIFT Delete <text:s text:c="23"/>: Deletes the line in which the cursor is resting on</text:p>
      <text:p text:style-name="Preformatted_20_Text">CONTROL Delete <text:s text:c="21"/>: Deletes the cell from the cursor position</text:p>
      <text:p text:style-name="Preformatted_20_Text">Insert <text:s text:c="29"/>: Inserts a space at the cursor position</text:p>
      <text:p text:style-name="Preformatted_20_Text">SHIFT Insert <text:s text:c="23"/>: Inserts a line from the cursor position</text:p>
      <text:p text:style-name="Preformatted_20_Text">CONTROL Insert <text:s text:c="21"/>: <text:span text:style-name="T4">Cycle</text:span> the INSERT mode (<text:span text:style-name="T2">Auto-</text:span>Insert)</text:p>
      <text:p text:style-name="Preformatted_20_Text">ALTERNATE Insert <text:s text:c="19"/>: <text:span text:style-name="T4">Cycle</text:span> the INSERT mode</text:p>
      <text:p text:style-name="Preformatted_20_Text">Undo <text:s text:c="31"/>: Restores the line (until the last return)</text:p>
      <text:p text:style-name="Preformatted_20_Text">Help <text:s text:c="31"/>: Write a cell back, with which</text:p>
      <text:p text:style-name="Preformatted_20_Text">SHIFT Help <text:s text:c="25"/>: was saved</text:p>
      <text:p text:style-name="Preformatted_20_Text">CONTROL 1-9 <text:s text:c="24"/>: Stores the screen content in one of ten buffers.</text:p>
      <text:p text:style-name="Preformatted_20_Text"><text:s text:c="38"/>With: 1-9, the keys are meant above the alpha keyboard.</text:p>
      <text:p text:style-name="Preformatted_20_Text"><text:s text:c="38"/>Only the part is stored under the register indicator!</text:p>
      <text:p text:style-name="Preformatted_20_Text">ALTERNATE 1 - 9 <text:s text:c="20"/>: Retrieve the screen content from a buffer</text:p>
      <text:p text:style-name="P5">ALTERNATE Number <text:s text:c="19"/>: If you enter a number on the numeric keypad, <text:span text:style-name="T2">outputs the</text:span></text:p>
      <text:p text:style-name="P5"><text:span text:style-name="T2"><text:s text:c="38"/>the appropriate ASCII character. Press </text:span>e.g.</text:p>
      <text:p text:style-name="Preformatted_20_Text"><text:s text:c="38"/>Alternate 138 (then release alternate), E is output.</text:p>
      <text:p text:style-name="Preformatted_20_Text"><text:s text:c="38"/>appropriate ASCII characters output.</text:p>
      <text:p text:style-name="P6">CONTROL <text:span text:style-name="T7">Ü <text:s/>Þ</text:span> <text:s text:c="23"/>: This allows you to scroll through the cache (corresponds to the</text:p>
      <text:p text:style-name="Preformatted_20_Text"><text:s text:c="38"/>arrows to the left of the register indicator) (see Untrace)</text:p>
      <text:p text:style-name="Preformatted_20_Text">CONTROL Clr/Home <text:s text:c="19"/>: Displays the current registers (corresponds to the "Fuller" links</text:p>
      <text:p text:style-name="Preformatted_20_Text"><text:s text:c="38"/>from the register notice)</text:p>
      <text:p text:style-name="Preformatted_20_Text">Function key <text:s text:c="23"/>: Selects one of the commands displayed above (see 5.2.)</text:p>
      <text:p text:style-name="Preformatted_20_Text">CTRL + ALT + Delete <text:s text:c="16"/>: <text:span text:style-name="T2">W</text:span>arm-start <text:span text:style-name="T2">the </text:span>Debugger</text:p>
      <text:p text:style-name="Preformatted_20_Text">CTRL + ALT + Right SFT + Del <text:s text:c="7"/>: Cold-start the Debugger</text:p>
      <text:p text:style-name="Preformatted_20_Text"><text:s text:c="38"/>(is the same as the Reset button. With two Resets</text:p>
      <text:p text:style-name="Preformatted_20_Text"><text:s text:c="38"/>quickly in a row will leave the Debugger.)</text:p>
      <text:p text:style-name="Preformatted_20_Text">CONTROL + P <text:s text:c="24"/>: Sets the PC to the current address</text:p>
      <text:p text:style-name="Preformatted_20_Text">CONTROL + B + 0-9|A-F <text:s text:c="14"/>: Sets Breakpoint to the current address</text:p>
      <text:p text:style-name="Preformatted_20_Text">CONTROL + G <text:s text:c="24"/>: Start the program from the current address</text:p>
      <text:p text:style-name="Preformatted_20_Text"><text:s text:c="38"/>(The current address is at the beginning of the line)</text:p>
      <text:p text:style-name="Preformatted_20_Text">SHIFT-SHIFT (both) <text:s text:c="17"/>: The current program is interrupted and it</text:p>
      <text:p text:style-name="Preformatted_20_Text"><text:s text:c="38"/>is returned to the Debugger.</text:p>
      <text:p text:style-name="Preformatted_20_Text">CONTROL + Help <text:s text:c="21"/>: The Debugger is ended and jumps back into the</text:p>
      <text:p text:style-name="Preformatted_20_Text"><text:s text:c="38"/>Assembler. That's only possible if the</text:p>
      <text:p text:style-name="Preformatted_20_Text"><text:s text:c="38"/>Debugger was started by the Assembler.</text:p>
      <text:p text:style-name="Preformatted_20_Text">CONTROL + SHIFT + Help <text:s text:c="13"/>: The screen content is saved in Degas-format.</text:p>
      <text:p text:style-name="Preformatted_20_Text">Caps Lock <text:s text:c="26"/>: Toggle keypad</text:p>
      <text:p text:style-name="Preformatted_20_Text"/>
      <text:p text:style-name="Preformatted_20_Text"/>
      <text:p text:style-name="Preformatted_20_Text"><text:s text:c="8"/><text:span text:style-name="T3">N</text:span>ormal and with SHIFT <text:s text:c="6"/>With Caps-Lock, without SHIFT</text:p>
      <text:p text:style-name="Preformatted_20_Text"><text:s text:c="8"/>( <text:s text:c="2"/>) <text:s text:c="2"/>/ <text:s text:c="2"/>* <text:s text:c="14"/>A <text:s text:c="2"/>B <text:s text:c="2"/>C <text:s text:c="2"/>D</text:p>
      <text:p text:style-name="Preformatted_20_Text"><text:s text:c="8"/>7 <text:s text:c="2"/>8 <text:s text:c="2"/>9 <text:s text:c="2"/>- <text:s text:c="14"/>7 <text:s text:c="2"/>8 <text:s text:c="2"/>9 <text:s text:c="2"/>E</text:p>
      <text:p text:style-name="Preformatted_20_Text"><text:s text:c="8"/>4 <text:s text:c="2"/>5 <text:s text:c="2"/>6 <text:s text:c="2"/>+ <text:s text:c="14"/>4 <text:s text:c="2"/>5 <text:s text:c="2"/>6 <text:s text:c="2"/>F</text:p>
      <text:p text:style-name="Preformatted_20_Text"><text:s text:c="8"/>1 <text:s text:c="2"/>2 <text:s text:c="2"/>3 <text:s text:c="2"/>En- <text:s text:c="12"/>1 <text:s text:c="2"/>2 <text:s text:c="2"/>3 <text:s text:c="2"/>En-</text:p>
      <text:p text:style-name="Preformatted_20_Text"><text:s text:c="8"/>0 <text:s text:c="6"/>, <text:s text:c="2"/>ter <text:s text:c="12"/>0 <text:s text:c="6"/>‚ <text:s text:c="2"/>t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Reference Card OMIKRON.Assembler</text:p>
      <text:p text:style-name="Preformatted_20_Text"/>
      <text:p text:style-name="P2">The Keyboard Layout of the Assembler</text:p>
      <text:p text:style-name="Preformatted_20_Text"/>
      <text:p text:style-name="Preformatted_20_Text">Backspace <text:s text:c="26"/>: Deletes the character to the left of the cursor</text:p>
      <text:p text:style-name="Preformatted_20_Text">Delete <text:s text:c="29"/>: Deletes the character under the cursor</text:p>
      <text:p text:style-name="Preformatted_20_Text">Insert <text:s text:c="29"/>: Inserts a space at the cursor position</text:p>
      <text:p text:style-name="Preformatted_20_Text">SHIFT Insert <text:s text:c="23"/>: adds a blank line</text:p>
      <text:p text:style-name="Preformatted_20_Text">CONTROL Delete <text:s text:c="21"/>: Deletes the current line</text:p>
      <text:p text:style-name="Preformatted_20_Text">CONTROL Y <text:s text:c="26"/>: Deletes the current line</text:p>
      <text:p text:style-name="Preformatted_20_Text">CONTROL Insert <text:s text:c="21"/>: Switches the editing modes (overwrite/insert I/II)</text:p>
      <text:p text:style-name="Preformatted_20_Text">CLR/Home <text:s text:c="27"/>: Back to the top of the page</text:p>
      <text:p text:style-name="Preformatted_20_Text">SHIFT CLR/Home <text:s text:c="21"/>: To the bottom of the page</text:p>
      <text:p text:style-name="Preformatted_20_Text">Tab <text:s text:c="32"/>: To the next tab position</text:p>
      <text:p text:style-name="Preformatted_20_Text">SHIFT Tab <text:s text:c="26"/>: To the next tab position without mitigating</text:p>
      <text:p text:style-name="Preformatted_20_Text">SHIFT Return <text:s text:c="23"/>: To the next line and inserts a blank line</text:p>
      <text:p text:style-name="Preformatted_20_Text">CONTROL Þ <text:s text:c="26"/>: To the end of the line</text:p>
      <text:p text:style-name="Preformatted_20_Text">CONTROL Ü <text:s text:c="26"/>: To the beginning of the line</text:p>
      <text:p text:style-name="Preformatted_20_Text">CONTROL Arrow <text:s text:c="22"/>: Scrolls a page upwards</text:p>
      <text:p text:style-name="Preformatted_20_Text">CONTROL Arrow down <text:s text:c="17"/>: Scroll down a page</text:p>
      <text:p text:style-name="Preformatted_20_Text">CONTROL CLR/Home <text:s text:c="19"/>: Back to the beginning of the source text</text:p>
      <text:p text:style-name="Preformatted_20_Text">CONTROL Z <text:s text:c="26"/>: To the position of the last change</text:p>
      <text:p text:style-name="Preformatted_20_Text">CONTROL J <text:s text:c="26"/>: To the next mistake</text:p>
      <text:p text:style-name="Preformatted_20_Text">CONTROL S <text:s text:c="26"/>: To the nights "; x" brand</text:p>
      <text:p text:style-name="Preformatted_20_Text">CONTROL SHIFT S <text:s text:c="20"/>: To the previous "; X" brand</text:p>
      <text:p text:style-name="Preformatted_20_Text">ALTERNATE E <text:s text:c="24"/>: To the end of the source text</text:p>
      <text:p text:style-name="Preformatted_20_Text">ALTERNATE B <text:s text:c="24"/>: To the block start</text:p>
      <text:p text:style-name="Preformatted_20_Text">ALTERNATE K <text:s text:c="24"/>: To the block end</text:p>
      <text:p text:style-name="Preformatted_20_Text">ALTERNATE Z <text:s text:c="24"/>: To the cell (act. Z. is notified for Ctrl Z</text:p>
      <text:p text:style-name="Preformatted_20_Text">ALTERNATE SHIFT Z <text:s text:c="18"/>: To line o. Renewed query of the label name</text:p>
      <text:p text:style-name="Preformatted_20_Text">ALTERNATE S <text:s text:c="24"/>: To the next non-tokenizable Z. (A-L<text:span text:style-name="T4">oad</text:span>)</text:p>
      <text:p text:style-name="Preformatted_20_Text">ALTERNATE SHIFT S <text:s text:c="18"/>: To the last non-tokenizable line</text:p>
      <text:p text:style-name="Preformatted_20_Text">ALTERNATE J <text:s text:c="24"/>: To the next mistake</text:p>
      <text:p text:style-name="Preformatted_20_Text">ALTERNATE SHIFT J <text:s text:c="18"/>: To the previous error</text:p>
      <text:p text:style-name="Preformatted_20_Text">ALTERNATE 1-0 <text:s text:c="22"/>: To a position mark</text:p>
      <text:p text:style-name="Preformatted_20_Text">ALTERNATE 8 <text:s text:c="24"/>: To the beginning of the TEXT segment</text:p>
      <text:p text:style-name="Preformatted_20_Text">ALTERNATE * <text:s text:c="24"/>: Back to the top of the DATA Segment</text:p>
      <text:p text:style-name="Preformatted_20_Text">ALTERNATE = <text:s text:c="24"/>: Back to the top of the Block Storage Segment (BSS)</text:p>
      <text:p text:style-name="Preformatted_20_Text">CONTROL 1-0 <text:s text:c="24"/>: Sets a position marker</text:p>
      <text:p text:style-name="Preformatted_20_Text">CONTROL SHIFT 1-0 <text:s text:c="18"/>: Deletes a position mark</text:p>
      <text:p text:style-name="Preformatted_20_Text">ALTERNATE 1-0 <text:s text:c="22"/>: To a position marker</text:p>
      <text:p text:style-name="Preformatted_20_Text">CONTROL 8 <text:s text:c="26"/>: Marks the block start (also with the mouse)</text:p>
      <text:p text:style-name="Preformatted_20_Text">CONTROL K <text:s text:c="26"/>: Marks the blaze end (also with the mouse)</text:p>
      <text:p text:style-name="Preformatted_20_Text">ALTERNATE B <text:s text:c="24"/>: To the block start</text:p>
      <text:p text:style-name="Preformatted_20_Text">ALTERNATE K <text:s text:c="24"/>: To the block end</text:p>
      <text:p text:style-name="Preformatted_20_Text">CONTROL H <text:s text:c="26"/>: Deletes the block marks (hide block)</text:p>
      <text:p text:style-name="Preformatted_20_Text">ALTERNATE Y <text:s text:c="24"/>: View the block</text:p>
      <text:p text:style-name="Preformatted_20_Text">CONTROL D <text:s text:c="26"/>: Duplicate the line in which the cursor stands</text:p>
      <text:p text:style-name="Preformatted_20_Text">CONTROL F <text:s text:c="26"/>: Look for a symbol (only to call calls)</text:p>
      <text:p text:style-name="Preformatted_20_Text">CONTROL L <text:s text:c="26"/>: Look for an ASCII text</text:p>
      <text:p text:style-name="Preformatted_20_Text">CONTROL E <text:s text:c="26"/>: Looks and replaces an ASCII text</text:p>
      <text:p text:style-name="Preformatted_20_Text">ALTERNATE F <text:s text:c="24"/>; Sets the symbol search</text:p>
      <text:p text:style-name="Preformatted_20_Text">ALTERNATE L <text:s text:c="24"/>: Sets the ASCII search</text:p>
      <text:p text:style-name="Preformatted_20_Text">CONTROL W <text:s text:c="26"/>: Convert numbers (DEC / HEX / BIN / "ASC" / 'ASC')</text:p>
      <text:p text:style-name="Preformatted_20_Text">CONTROL + <text:s text:c="26"/>: Output character set (selection with mouse)</text:p>
      <text:p text:style-name="Preformatted_20_Text">ALTERNATE SHIFT Help <text:s text:c="15"/>: Saves the screen content in Degas-format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ndard Symbols PS" svg:font-family="'Standard Symbols P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2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.2in">
          <style:column style:rel-width="13266*" fo:start-indent="0in" fo:end-indent="0.1in"/>
          <style:column style:rel-width="1326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2T21:50:43.998632819</dc:date>
    <meta:editing-duration>PT7M4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21" meta:word-count="1874" meta:character-count="15765" meta:non-whitespace-character-count="8620"/>
  </office:meta>
</office:document-meta>
</file>